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19" style:parent-style-name="Обычный" style:family="paragraph">
      <style:paragraph-properties fo:text-align="center" fo:line-height="150%"/>
    </style:style>
    <style:style style:name="T20" style:parent-style-name="Названиекниги" style:family="text">
      <style:text-properties fo:font-variant="normal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/>
    </style:style>
    <style:style style:name="P2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29" style:family="table-column">
      <style:table-column-properties style:column-width="2.7979in"/>
    </style:style>
    <style:style style:name="TableColumn30" style:family="table-column">
      <style:table-column-properties style:column-width="1.6118in"/>
    </style:style>
    <style:style style:name="TableColumn31" style:family="table-column">
      <style:table-column-properties style:column-width="1.8583in"/>
    </style:style>
    <style:style style:name="Table28" style:family="table">
      <style:table-properties style:width="6.268in" style:rel-width="100%" fo:margin-left="0in" table:align="left"/>
    </style:style>
    <style:style style:name="TableRow32" style:family="table-row">
      <style:table-row-properties style:min-row-height="0.4263in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" style:parent-style-name="Обычный" style:family="paragraph">
      <style:text-properties fo:font-size="14pt" style:font-size-asian="14pt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Обычный" style:family="paragraph">
      <style:text-properties fo:font-size="14pt" style:font-size-asian="14pt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39" style:family="table-row">
      <style:table-row-properties style:min-row-height="0.4263in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Обычный" style:family="paragraph">
      <style:text-properties fo:font-size="14pt" style:font-size-asian="14pt"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4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Обычный" style:family="paragraph">
      <style:paragraph-properties fo:break-before="page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justify" fo:line-height="150%" fo:text-indent="0.4923in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margin-left="0.4923in" fo:text-indent="0.4923in">
        <style:tab-stops/>
      </style:paragraph-properties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 fo:margin-left="0.4923in">
        <style:tab-stops/>
      </style:paragraph-properties>
      <style:text-properties fo:font-size="14pt" style:font-size-asian="14pt" style:font-size-complex="14pt"/>
    </style:style>
    <style:style style:name="TableColumn70" style:family="table-column">
      <style:table-column-properties style:column-width="0.4166in" style:use-optimal-column-width="false"/>
    </style:style>
    <style:style style:name="TableColumn71" style:family="table-column">
      <style:table-column-properties style:column-width="1.7291in" style:use-optimal-column-width="false"/>
    </style:style>
    <style:style style:name="TableColumn72" style:family="table-column">
      <style:table-column-properties style:column-width="2.177in" style:use-optimal-column-width="false"/>
    </style:style>
    <style:style style:name="TableColumn73" style:family="table-column">
      <style:table-column-properties style:column-width="1.9451in" style:use-optimal-column-width="false"/>
    </style:style>
    <style:style style:name="Table69" style:family="table">
      <style:table-properties style:width="6.268in" fo:margin-left="0.4923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text-properties fo:font-size="14pt" style:font-size-asian="14pt" style:font-size-complex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text-properties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text-properties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text-properties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text-properties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text-properties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" style:family="paragraph">
      <style:text-properties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text-properties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Обычный" style:family="paragraph">
      <style:text-properties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Обычный" style:family="paragraph">
      <style:text-properties fo:font-size="14pt" style:font-size-asian="14pt" style:font-size-complex="14pt"/>
    </style:style>
    <style:style style:name="P115" style:parent-style-name="Обычный" style:family="paragraph">
      <style:text-properties fo:font-size="14pt" style:font-size-asian="14pt" style:font-size-complex="14pt"/>
    </style:style>
    <style:style style:name="P116" style:parent-style-name="Обычный" style:family="paragraph">
      <style:text-properties fo:font-size="14pt" style:font-size-asian="14pt" style:font-size-complex="14pt"/>
    </style:style>
    <style:style style:name="P117" style:parent-style-name="Обычный" style:family="paragraph">
      <style:text-properties fo:font-size="14pt" style:font-size-asian="14pt" style:font-size-complex="14pt"/>
    </style:style>
    <style:style style:name="P118" style:parent-style-name="Обычный" style:family="paragraph">
      <style:text-properties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text-properties fo:font-size="14pt" style:font-size-asian="14pt" style:font-size-complex="14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text-properties fo:font-size="14pt" style:font-size-asian="14pt" style:font-size-complex="14pt"/>
    </style:style>
    <style:style style:name="P123" style:parent-style-name="Обычный" style:family="paragraph">
      <style:text-properties fo:font-size="14pt" style:font-size-asian="14pt" style:font-size-complex="14pt"/>
    </style:style>
    <style:style style:name="P124" style:parent-style-name="Обычный" style:family="paragraph">
      <style:text-properties fo:font-size="14pt" style:font-size-asian="14pt" style:font-size-complex="14pt"/>
    </style:style>
    <style:style style:name="P125" style:parent-style-name="Обычный" style:family="paragraph">
      <style:text-properties fo:font-size="14pt" style:font-size-asian="14pt" style:font-size-complex="14pt"/>
    </style:style>
    <style:style style:name="P126" style:parent-style-name="Обычный" style:family="paragraph">
      <style:paragraph-properties fo:text-align="justify" fo:line-height="150%" fo:margin-left="0.4923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7" style:parent-style-name="Обычный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8" style:parent-style-name="Обычный" style:family="paragraph">
      <style:paragraph-properties fo:text-align="justify" fo:line-height="150%" fo:margin-left="0.4923in" fo:text-indent="0.4923in">
        <style:tab-stops/>
      </style:paragraph-properties>
      <style:text-properties fo:font-size="14pt" style:font-size-asian="14pt" style:font-size-complex="14pt"/>
    </style:style>
    <style:style style:name="P129" style:parent-style-name="Обычный" style:family="paragraph">
      <style:paragraph-properties fo:break-before="page" fo:text-align="center" fo:line-height="150%"/>
    </style:style>
    <style:style style:name="T130" style:parent-style-name="Названиекниги" style:family="text">
      <style:text-properties fo:text-transform="uppercase" fo:font-size="14pt" style:font-size-asian="14pt" style:font-size-complex="14pt"/>
    </style:style>
    <style:style style:name="P131" style:parent-style-name="Times14_РИО2" style:family="paragraph">
      <style:paragraph-properties fo:text-align="center" fo:line-height="150%" fo:text-indent="0in"/>
    </style:style>
    <style:style style:name="T132" style:parent-style-name="Названиекниги" style:family="text">
      <style:text-properties fo:text-transform="uppercase"/>
    </style:style>
    <style:style style:name="P133" style:parent-style-name="Times14_РИО2" style:family="paragraph">
      <style:paragraph-properties fo:line-height="150%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3</text:p>
      <text:p text:style-name="P18">по дисциплине «АиСД»</text:p>
      <text:p text:style-name="P19"><text:span text:style-name="T20">Тема: Деревья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Студент гр. 9384</text:p>
          </table:table-cell>
          <table:table-cell table:style-name="TableCell35">
            <text:p text:style-name="P36"/>
          </table:table-cell>
          <table:table-cell table:style-name="TableCell37">
            <text:p text:style-name="P38">Звега А.Р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Ефремов М.А.</text:p>
          </table:table-cell>
        </table:table-row>
      </table:table>
      <text:p text:style-name="P46"/>
      <text:p text:style-name="P47">Санкт-Петербург</text:p>
      <text:p text:style-name="P48"><text:span text:style-name="T49">2020</text:span></text:p>
      <text:p text:style-name="P50">Цель работы.</text:p>
      <text:p text:style-name="P51"><text:span text:style-name="T52">Получить практические навыки работы с бинарным деревом и его созданием.</text:span></text:p>
      <text:p text:style-name="P53"/>
      <text:p text:style-name="P54">Задание. (Вариант 6 Д)</text:p>
      <text:p text:style-name="P55"><text:span text:style-name="T56">Задано бинарное дерево b типа ВТ с произвольным типом элементов. Используя очередь, напечатать все элементы дерева b по уровням: сначала − из корня дерева, затем (слева направо) − из узлов, сыновних по отношению к корню, затем (также слева направо) − из узлов, сыновних по отношению к этим узлам, и т. д.</text:span></text:p>
      <text:p text:style-name="P57"/>
      <text:p text:style-name="P58">Выполнение работы.</text:p>
      <text:p text:style-name="P59"><text:span text:style-name="T60">Был реализован шаблонный класс бинарного дерева BT через связный список. Он имеет 2 метода: getNode - возвращает значение узла, height - выводит высоту дерева.</text:span></text:p>
      <text:p text:style-name="P61"><text:span text:style-name="T62">Программа написана при помощи Qt. Был написан класс MainWindow который считывает и отрисовывает дерево. Объект startButton при клике на активирует слот<text:s/></text:span><text:span text:style-name="T63">on_startButtom_clicked</text:span><text:span text:style-name="T64">(), в котором происходит считывания с lineEdit, затем запускаются функции отрисовки и считывания дерева. <text:s/></text:span></text:p>
      <text:p text:style-name="P65">PrintTree() функция вывода дерева на graphicsView (находится слева), PrintLine() функция вывода дерева печатая узлы по уровням в линию на Task (находится справа), так же выводит результат в виде текста (находится снизу).</text:p>
      <text:p text:style-name="P66">Тестирования.</text:p>
      <text:p text:style-name="P67">Результаты тестирования представлены в таблице 1.</text:p>
      <text:p text:style-name="P68">Табл. 1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№</text:p>
          </table:table-cell>
          <table:table-cell table:style-name="TableCell77">
            <text:p text:style-name="P78">Входные данные</text:p>
          </table:table-cell>
          <table:table-cell table:style-name="TableCell79">
            <text:p text:style-name="P80">Вывод</text:p>
          </table:table-cell>
          <table:table-cell table:style-name="TableCell81">
            <text:p text:style-name="P82">Комментарий</text:p>
          </table:table-cell>
        </table:table-row>
        <table:table-row table:style-name="TableRow83">
          <table:table-cell table:style-name="TableCell84">
            <text:p text:style-name="P85">1</text:p>
          </table:table-cell>
          <table:table-cell table:style-name="TableCell86">
            <text:p text:style-name="P87">(a(b)(c))</text:p>
          </table:table-cell>
          <table:table-cell table:style-name="TableCell88">
            <text:p text:style-name="P89">abc</text:p>
          </table:table-cell>
          <table:table-cell table:style-name="TableCell90">
            <text:p text:style-name="P91">Все верно.</text:p>
          </table:table-cell>
        </table:table-row>
        <table:table-row table:style-name="TableRow92">
          <table:table-cell table:style-name="TableCell93">
            <text:p text:style-name="P94">2</text:p>
          </table:table-cell>
          <table:table-cell table:style-name="TableCell95">
            <text:p text:style-name="P96">(a(b)d)</text:p>
          </table:table-cell>
          <table:table-cell table:style-name="TableCell97">
            <text:p text:style-name="P98">Invalid tree</text:p>
          </table:table-cell>
          <table:table-cell table:style-name="TableCell99">
            <text:p text:style-name="P100">Дерево неправильно введено</text:p>
          </table:table-cell>
        </table:table-row>
        <table:table-row table:style-name="TableRow101">
          <table:table-cell table:style-name="TableCell102">
            <text:p text:style-name="P103">3</text:p>
          </table:table-cell>
          <table:table-cell table:style-name="TableCell104">
            <text:p text:style-name="P105">(1(2(4)(5))(3(6)(7)))</text:p>
          </table:table-cell>
          <table:table-cell table:style-name="TableCell106">
            <text:p text:style-name="P107">1234567</text:p>
          </table:table-cell>
          <table:table-cell table:style-name="TableCell108">
            <text:p text:style-name="P109">Все верно</text:p>
          </table:table-cell>
        </table:table-row>
        <table:table-row table:style-name="TableRow110">
          <table:table-cell table:style-name="TableCell111">
            <text:p text:style-name="P112">4</text:p>
          </table:table-cell>
          <table:table-cell table:style-name="TableCell113">
            <text:p text:style-name="P114">(a(b (a(b)(c))</text:p>
            <text:p text:style-name="P115">(a(b)(c))</text:p>
            <text:p text:style-name="P116">)(c (a(b)(c))</text:p>
            <text:p text:style-name="P117">))</text:p>
            <text:p text:style-name="P118"/>
          </table:table-cell>
          <table:table-cell table:style-name="TableCell119">
            <text:p text:style-name="P120">Invalid tree</text:p>
          </table:table-cell>
          <table:table-cell table:style-name="TableCell121">
            <text:p text:style-name="P122">Пропусченны скобки после (a(b (a(b)(c))</text:p>
            <text:p text:style-name="P123">(a(b)(c))</text:p>
            <text:p text:style-name="P124">)(c (a(b)(c))</text:p>
            <text:p text:style-name="P125"/>
          </table:table-cell>
        </table:table-row>
      </table:table>
      <text:p text:style-name="P126"/>
      <text:p text:style-name="P127">Выводы.</text:p>
      <text:p text:style-name="P128">В ходе работы были получены навыки создания деревьев и работы с ними.</text:p>
      <text:p text:style-name="P129"><text:span text:style-name="T130">Приложение А</text:span></text:p>
      <text:p text:style-name="P131"><text:span text:style-name="T132">Исходный код программы.</text:span></text:p>
      <text:p text:style-name="P133"/>
      <text:p text:style-name="Обычный">Файл: main.cpp</text:p>
      <text:p text:style-name="Обычный"/>
      <text:p text:style-name="Обычный">#include "mainwindow.h"</text:p>
      <text:p text:style-name="Обычный"><text:s/></text:p>
      <text:p text:style-name="Обычный">#include &lt;QApplication&gt;</text:p>
      <text:p text:style-name="Обычный"><text:s/></text:p>
      <text:p text:style-name="Обычный">int main(int argc, char *argv[])</text:p>
      <text:p text:style-name="Обычный">{</text:p>
      <text:p text:style-name="Обычный"><text:s text:c="4"/>QApplication a(argc, argv);</text:p>
      <text:p text:style-name="Обычный"><text:s text:c="4"/>MainWindow w;</text:p>
      <text:p text:style-name="Обычный"><text:s text:c="4"/>w.show();</text:p>
      <text:p text:style-name="Обычный"><text:s text:c="4"/>return a.exec();</text:p>
      <text:p text:style-name="Обычный">}</text:p>
      <text:p text:style-name="Обычный"><text:line-break/>Файл: mainwindow.cpp</text:p>
      <text:p text:style-name="Обычный"/>
      <text:p text:style-name="Обычный">#include "mainwindow.h"</text:p>
      <text:p text:style-name="Обычный">#include "ui_mainwindow.h"</text:p>
      <text:p text:style-name="Обычный"><text:s/></text:p>
      <text:p text:style-name="Обычный"><text:s/></text:p>
      <text:p text:style-name="Обычный"><text:s/></text:p>
      <text:p text:style-name="Обычный"><text:s/></text:p>
      <text:p text:style-name="Обычный">MainWindow::MainWindow(QWidget *parent)</text:p>
      <text:p text:style-name="Обычный"><text:s text:c="4"/>: QMainWindow(parent)</text:p>
      <text:p text:style-name="Обычный"><text:s text:c="4"/>, ui(new Ui::MainWindow)</text:p>
      <text:p text:style-name="Обычный">{</text:p>
      <text:p text:style-name="Обычный"><text:s text:c="4"/>ui-&gt;setupUi(this);</text:p>
      <text:p text:style-name="Обычный">}</text:p>
      <text:p text:style-name="Обычный"><text:s/></text:p>
      <text:p text:style-name="Обычный">MainWindow::~MainWindow()</text:p>
      <text:p text:style-name="Обычный">{</text:p>
      <text:p text:style-name="Обычный"><text:s text:c="4"/>delete ui;</text:p>
      <text:p text:style-name="Обычный">}</text:p>
      <text:p text:style-name="Обычный"><text:s/></text:p>
      <text:p text:style-name="Обычный"><text:s/></text:p>
      <text:p text:style-name="Обычный">void MainWindow::on_startButtom_clicked()</text:p>
      <text:p text:style-name="Обычный">{</text:p>
      <text:p text:style-name="Обычный"><text:s text:c="4"/>QString text = ui-&gt;lineEdit-&gt;text().replace(" ", "");</text:p>
      <text:p text:style-name="Обычный"><text:s text:c="4"/>if(text[0] != '('){</text:p>
      <text:p text:style-name="Обычный"><text:s text:c="8"/>QMessageBox::warning(this, "Input error", "Start tree '('");</text:p>
      <text:p text:style-name="Обычный"><text:s text:c="8"/>return;</text:p>
      <text:p text:style-name="Обычный"><text:s text:c="4"/>}</text:p>
      <text:p text:style-name="Обычный"><text:s text:c="4"/>int index = 0;</text:p>
      <text:p text:style-name="Обычный"><text:s text:c="4"/>if(readTree(text, Tree, index) &amp;&amp; index == text.size()) {</text:p>
      <text:p text:style-name="Обычный"><text:s text:c="8"/>h = Tree-&gt;height();</text:p>
      <text:p text:style-name="Обычный"><text:s text:c="8"/>printTree(Tree, 0);</text:p>
      <text:p text:style-name="Обычный"><text:s text:c="8"/>printLine(Tree, 0);</text:p>
      <text:p text:style-name="Обычный"><text:s text:c="8"/>ui-&gt;textTask-&gt;setText(taskText.replace(" ", ""));</text:p>
      <text:p text:style-name="Обычный"><text:s text:c="4"/>}else{</text:p>
      <text:p text:style-name="Обычный"><text:s text:c="8"/>QMessageBox::warning(this, "Input error", "Invalid tree");</text:p>
      <text:p text:style-name="Обычный"><text:s text:c="8"/>return;</text:p>
      <text:p text:style-name="Обычный"><text:s text:c="4"/>}</text:p>
      <text:p text:style-name="Обычный"><text:s text:c="4"/>if(Tree) {</text:p>
      <text:p text:style-name="Обычный"><text:s text:c="8"/>delete Tree;</text:p>
      <text:p text:style-name="Обычный"><text:s text:c="8"/>Tree = nullptr;</text:p>
      <text:p text:style-name="Обычный"><text:s text:c="4"/>}</text:p>
      <text:p text:style-name="Обычный">}</text:p>
      <text:p text:style-name="Обычный"><text:s/></text:p>
      <text:p text:style-name="Обычный">bool MainWindow::readTree(QString text, BT&lt;char&gt;*&amp; node, int&amp; index) {</text:p>
      <text:p text:style-name="Обычный"><text:s text:c="4"/>if(isList(text, index)) {</text:p>
      <text:p text:style-name="Обычный"><text:s text:c="8"/>if(isRoot(text, index))</text:p>
      <text:p text:style-name="Обычный"><text:s text:c="12"/>node = new BT&lt;char&gt;(text.toStdString()[index-1]);</text:p>
      <text:p text:style-name="Обычный"><text:s text:c="8"/>else if(isEmptyList(text, index))</text:p>
      <text:p text:style-name="Обычный"><text:s text:c="12"/>return true;</text:p>
      <text:p text:style-name="Обычный"><text:s text:c="8"/>else</text:p>
      <text:p text:style-name="Обычный"><text:s text:c="12"/>return false;</text:p>
      <text:p text:style-name="Обычный"><text:s/></text:p>
      <text:p text:style-name="Обычный"><text:s text:c="8"/>if(isEmptyList(text,index))</text:p>
      <text:p text:style-name="Обычный"><text:s text:c="12"/>return true;</text:p>
      <text:p text:style-name="Обычный"><text:s/></text:p>
      <text:p text:style-name="Обычный"><text:s text:c="8"/>return readTree(text, node-&gt;left, index) &amp;&amp;</text:p>
      <text:p text:style-name="Обычный"><text:s text:c="15"/>readTree(text, node-&gt;right, index) &amp;&amp;</text:p>
      <text:p text:style-name="Обычный"><text:s text:c="15"/>isEmptyList(text,index);</text:p>
      <text:p text:style-name="Обычный"><text:s/></text:p>
      <text:p text:style-name="Обычный"><text:s text:c="4"/>}</text:p>
      <text:p text:style-name="Обычный"><text:s text:c="4"/>else return false;</text:p>
      <text:p text:style-name="Обычный">}</text:p>
      <text:p text:style-name="Обычный"><text:s/></text:p>
      <text:p text:style-name="Обычный">bool MainWindow::isList(QString text, int&amp; index) {</text:p>
      <text:p text:style-name="Обычный"><text:s text:c="4"/>if(text[index] == '(') {</text:p>
      <text:p text:style-name="Обычный"><text:s text:c="8"/>index++;</text:p>
      <text:p text:style-name="Обычный"><text:s text:c="8"/>return true;</text:p>
      <text:p text:style-name="Обычный"><text:s text:c="4"/>}</text:p>
      <text:p text:style-name="Обычный"><text:s text:c="4"/>return false;</text:p>
      <text:p text:style-name="Обычный">}</text:p>
      <text:p text:style-name="Обычный"><text:s/></text:p>
      <text:p text:style-name="Обычный">bool MainWindow::isRoot(QString text, int&amp; index) {</text:p>
      <text:p text:style-name="Обычный"><text:s text:c="4"/>if(index == 0) return false;</text:p>
      <text:p text:style-name="Обычный"><text:s text:c="4"/>if(text[index].isLetterOrNumber()) {</text:p>
      <text:p text:style-name="Обычный"><text:s text:c="8"/>index++;</text:p>
      <text:p text:style-name="Обычный"><text:s text:c="8"/>return true;</text:p>
      <text:p text:style-name="Обычный"><text:s text:c="4"/>}</text:p>
      <text:p text:style-name="Обычный"><text:s text:c="4"/>return false;</text:p>
      <text:p text:style-name="Обычный">}</text:p>
      <text:p text:style-name="Обычный"><text:s/></text:p>
      <text:p text:style-name="Обычный">bool MainWindow::isEmptyList(QString text, int&amp; index) {</text:p>
      <text:p text:style-name="Обычный"><text:s text:c="4"/>if(text[index] == ')') {</text:p>
      <text:p text:style-name="Обычный"><text:s text:c="8"/>if(index==1) return false;</text:p>
      <text:p text:style-name="Обычный"><text:s text:c="8"/>index++;</text:p>
      <text:p text:style-name="Обычный"><text:s text:c="8"/>return true;</text:p>
      <text:p text:style-name="Обычный"><text:s text:c="4"/>}</text:p>
      <text:p text:style-name="Обычный"><text:s text:c="4"/>return false;</text:p>
      <text:p text:style-name="Обычный">}</text:p>
      <text:p text:style-name="Обычный"><text:s/></text:p>
      <text:p text:style-name="Обычный">void MainWindow::printTree(BT&lt;char&gt;*&amp; Tree, int index){</text:p>
      <text:p text:style-name="Обычный"><text:s text:c="4"/>int x = 300*h;</text:p>
      <text:p text:style-name="Обычный"><text:s text:c="4"/>if(Tree){</text:p>
      <text:p text:style-name="Обычный"><text:s text:c="8"/>if(index == 0){</text:p>
      <text:p text:style-name="Обычный"><text:s text:c="12"/>scene = new QGraphicsScene(0,0,300*h,100*h);</text:p>
      <text:p text:style-name="Обычный"><text:s text:c="12"/>ui-&gt;graphicsView-&gt;setScene(scene);</text:p>
      <text:p text:style-name="Обычный"><text:s text:c="12"/>printTreeL(Tree-&gt;left, index+1, x/2);</text:p>
      <text:p text:style-name="Обычный"><text:s text:c="12"/>printTreeR(Tree-&gt;right, index+1, x/2);</text:p>
      <text:p text:style-name="Обычный"><text:s text:c="12"/>scene-&gt;addEllipse(x/2,50*(index+1),25,25,QColor(0,0,0),QColor(255,150,255));</text:p>
      <text:p text:style-name="Обычный"><text:s text:c="12"/>scene-&gt;addText(QString(Tree-&gt;returnData()))-&gt;setPos(x/2+5,50*(index+1));</text:p>
      <text:p text:style-name="Обычный"><text:s text:c="8"/>}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TreeL(BT&lt;char&gt;*&amp; Tree, int index, int offset){</text:p>
      <text:p text:style-name="Обычный"><text:s text:c="4"/>if(Tree){</text:p>
      <text:p text:style-name="Обычный"><text:s text:c="8"/>int x = offset - h*50/index;</text:p>
      <text:p text:style-name="Обычный"><text:s text:c="8"/>scene-&gt;addLine(x + 12.5,50*(index+1)+12.5,offset+12.5,50*index +12.5,QPen(Qt::black,3));</text:p>
      <text:p text:style-name="Обычный"><text:s text:c="8"/>printTreeL(Tree-&gt;left, index+1, x);</text:p>
      <text:p text:style-name="Обычный"><text:s text:c="8"/>printTreeR(Tree-&gt;right, index+1, x);</text:p>
      <text:p text:style-name="Обычный"><text:s text:c="8"/>scene-&gt;addEllipse(x,50*(index+1),25,25,QColor(0,0,0),QColor(255,150,255));</text:p>
      <text:p text:style-name="Обычный"><text:s text:c="8"/>scene-&gt;addText(QString(Tree-&gt;returnData()))-&gt;setPos(x+5,50*(index+1));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TreeR(BT&lt;char&gt;*&amp; Tree, int index, int offset){</text:p>
      <text:p text:style-name="Обычный"><text:s text:c="4"/>if(Tree){</text:p>
      <text:p text:style-name="Обычный"><text:s text:c="8"/>int x = offset + h*50/index;</text:p>
      <text:p text:style-name="Обычный"><text:s text:c="8"/>scene-&gt;addLine(x + 12.5,50*(index+1)+12.5,offset+12.5,50*index +12.5,QPen(Qt::black,3));</text:p>
      <text:p text:style-name="Обычный"><text:s text:c="8"/>printTreeL(Tree-&gt;left, index+1, x);</text:p>
      <text:p text:style-name="Обычный"><text:s text:c="8"/>printTreeR(Tree-&gt;right, index+1, x);</text:p>
      <text:p text:style-name="Обычный"><text:s text:c="8"/>scene-&gt;addEllipse(x,50*(index+1),25,25,QColor(0,0,0),QColor(255,150,255));</text:p>
      <text:p text:style-name="Обычный"><text:s text:c="8"/>scene-&gt;addText(QString(Tree-&gt;returnData()))-&gt;setPos(x+5,50*(index+1));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Line(BT&lt;char&gt;*&amp; Tree, int index){</text:p>
      <text:p text:style-name="Обычный"><text:s text:c="4"/>int x = ui-&gt;Task-&gt;width()-25;</text:p>
      <text:p text:style-name="Обычный"><text:s text:c="4"/>if(Tree){</text:p>
      <text:p text:style-name="Обычный"><text:s text:c="8"/>if(index == 0){</text:p>
      <text:p text:style-name="Обычный"><text:s text:c="12"/>sceneTask = new QGraphicsScene(0,0,ui-&gt;Task-&gt;width()-2,100*h);</text:p>
      <text:p text:style-name="Обычный"><text:s text:c="12"/>ui-&gt;Task-&gt;setScene(sceneTask);</text:p>
      <text:p text:style-name="Обычный"><text:s text:c="12"/>sceneTask-&gt;addEllipse(x/2,25*(index+1),25,25,QColor(0,0,0),QColor(255,150,255));</text:p>
      <text:p text:style-name="Обычный"><text:s text:c="12"/>sceneTask-&gt;addText(QString(Tree-&gt;returnData()))-&gt;setPos(x/2+5,25*(index+1));</text:p>
      <text:p text:style-name="Обычный"><text:s text:c="12"/>taskText[0] = Tree-&gt;returnData();</text:p>
      <text:p text:style-name="Обычный"><text:s text:c="12"/>printLineL(Tree-&gt;left,index+1,2);</text:p>
      <text:p text:style-name="Обычный"><text:s text:c="12"/>printLineR(Tree-&gt;right,index+1,3);</text:p>
      <text:p text:style-name="Обычный"><text:s text:c="8"/>}</text:p>
      <text:p text:style-name="Обычный"><text:s text:c="4"/>}</text:p>
      <text:p text:style-name="Обычный">}</text:p>
      <text:p text:style-name="Обычный">void MainWindow::printLineL(BT&lt;char&gt;*&amp; Tree, int index, int offset){</text:p>
      <text:p text:style-name="Обычный"><text:s text:c="4"/>int x = ui-&gt;Task-&gt;width()-25;</text:p>
      <text:p text:style-name="Обычный"><text:s text:c="4"/>if(Tree){</text:p>
      <text:p text:style-name="Обычный"><text:s text:c="12"/>sceneTask-&gt;addEllipse(x/2,25*offset,25,25,QColor(0,0,0),QColor(255,150,255));</text:p>
      <text:p text:style-name="Обычный"><text:s text:c="12"/>sceneTask-&gt;addText(QString(Tree-&gt;returnData()))-&gt;setPos(x/2+5,25*offset);</text:p>
      <text:p text:style-name="Обычный"><text:s text:c="12"/>taskText[offset-1] = Tree-&gt;returnData();</text:p>
      <text:p text:style-name="Обычный"><text:s text:c="12"/>printLineL(Tree-&gt;left,index+1,offset*2);</text:p>
      <text:p text:style-name="Обычный"><text:s text:c="12"/>printLineR(Tree-&gt;right,index+1,offset*2+1);</text:p>
      <text:p text:style-name="Обычный"><text:s/></text:p>
      <text:p text:style-name="Обычный"><text:s text:c="4"/>}</text:p>
      <text:p text:style-name="Обычный">}</text:p>
      <text:p text:style-name="Обычный"><text:s/></text:p>
      <text:p text:style-name="Обычный">void MainWindow::printLineR(BT&lt;char&gt;*&amp; Tree, int index, int offset){</text:p>
      <text:p text:style-name="Обычный"><text:s text:c="4"/>int x = ui-&gt;Task-&gt;width()-25;</text:p>
      <text:p text:style-name="Обычный"><text:s text:c="4"/>if(Tree){</text:p>
      <text:p text:style-name="Обычный"><text:s text:c="12"/>sceneTask-&gt;addEllipse(x/2,25*offset,25,25,QColor(0,0,0),QColor(255,150,255));</text:p>
      <text:p text:style-name="Обычный"><text:s text:c="12"/>sceneTask-&gt;addText(QString(Tree-&gt;returnData()))-&gt;setPos(x/2+5,25*offset);</text:p>
      <text:p text:style-name="Обычный"><text:s text:c="12"/>taskText[offset-1] = Tree-&gt;returnData();</text:p>
      <text:p text:style-name="Обычный"><text:s text:c="12"/>printLineL(Tree-&gt;left,index+1,offset*2);</text:p>
      <text:p text:style-name="Обычный"><text:s text:c="12"/>printLineR(Tree-&gt;right,index+1,offset*2+1);</text:p>
      <text:p text:style-name="Обычный"><text:s/></text:p>
      <text:p text:style-name="Обычный"><text:s text:c="4"/>}</text:p>
      <text:p text:style-name="Обычный">}</text:p>
      <text:p text:style-name="Обычный"/>
      <text:p text:style-name="Обычный">Файл: mainwindow.h</text:p>
      <text:p text:style-name="Обычный"/>
      <text:p text:style-name="Обычный">#ifndef MAINWINDOW_H</text:p>
      <text:p text:style-name="Обычный">#define MAINWINDOW_H</text:p>
      <text:p text:style-name="Обычный"><text:s/></text:p>
      <text:p text:style-name="Обычный">#include &lt;QMainWindow&gt;</text:p>
      <text:p text:style-name="Обычный">#include &lt;QGraphicsScene&gt;</text:p>
      <text:p text:style-name="Обычный">#include &lt;QGraphicsItem&gt;</text:p>
      <text:p text:style-name="Обычный">#include &lt;QMessageBox&gt;</text:p>
      <text:p text:style-name="Обычный">#include &lt;QColor&gt;</text:p>
      <text:p text:style-name="Обычный">#include &lt;QString&gt;</text:p>
      <text:p text:style-name="Обычный">#include "BT.h"</text:p>
      <text:p text:style-name="Обычный"><text:s/></text:p>
      <text:p text:style-name="Обычный">QT_BEGIN_NAMESPACE</text:p>
      <text:p text:style-name="Обычный">namespace Ui { class MainWindow; }</text:p>
      <text:p text:style-name="Обычный">QT_END_NAMESPACE</text:p>
      <text:p text:style-name="Обычный"><text:s/></text:p>
      <text:p text:style-name="Обычный">class MainWindow : public QMainWindow</text:p>
      <text:p text:style-name="Обычный">{</text:p>
      <text:p text:style-name="Обычный"><text:s text:c="4"/>Q_OBJECT</text:p>
      <text:p text:style-name="Обычный"><text:s/></text:p>
      <text:p text:style-name="Обычный">public:</text:p>
      <text:p text:style-name="Обычный"><text:s text:c="4"/>MainWindow(QWidget *parent = nullptr);</text:p>
      <text:p text:style-name="Обычный"><text:s text:c="4"/>~MainWindow();</text:p>
      <text:p text:style-name="Обычный"><text:s text:c="4"/>BT&lt;char&gt; *Tree;</text:p>
      <text:p text:style-name="Обычный"><text:s text:c="4"/>QString taskText;</text:p>
      <text:p text:style-name="Обычный"><text:s text:c="4"/>int h;</text:p>
      <text:p text:style-name="Обычный"><text:s text:c="4"/>void printLine(BT&lt;char&gt;*&amp;, int);</text:p>
      <text:p text:style-name="Обычный"><text:s text:c="4"/>void printLineL(BT&lt;char&gt;*&amp;, int, int);</text:p>
      <text:p text:style-name="Обычный"><text:s text:c="4"/>void printLineR(BT&lt;char&gt;*&amp;, int, int);</text:p>
      <text:p text:style-name="Обычный"><text:s text:c="4"/>void printTree(BT&lt;char&gt;*&amp;, int);</text:p>
      <text:p text:style-name="Обычный"><text:s text:c="4"/>void printTreeL(BT&lt;char&gt;*&amp;, int, int);</text:p>
      <text:p text:style-name="Обычный"><text:s text:c="4"/>void printTreeR(BT&lt;char&gt;*&amp;, int, int);</text:p>
      <text:p text:style-name="Обычный"><text:s text:c="4"/>bool isList(QString, int&amp;);</text:p>
      <text:p text:style-name="Обычный"><text:s text:c="4"/>bool isRoot(QString, int&amp;);</text:p>
      <text:p text:style-name="Обычный"><text:s text:c="4"/>bool isEmptyList(QString, int&amp;);</text:p>
      <text:p text:style-name="Обычный"><text:s text:c="4"/>bool readTree(QString, BT&lt;char&gt;*&amp;, int&amp;);</text:p>
      <text:p text:style-name="Обычный"><text:s/></text:p>
      <text:p text:style-name="Обычный"><text:s text:c="4"/>QGraphicsScene *scene;</text:p>
      <text:p text:style-name="Обычный"><text:s text:c="4"/>QGraphicsScene *sceneTask;</text:p>
      <text:p text:style-name="Обычный">private slots:</text:p>
      <text:p text:style-name="Обычный"><text:s text:c="4"/>void on_startButtom_clicked();</text:p>
      <text:p text:style-name="Обычный"><text:s/></text:p>
      <text:p text:style-name="Обычный">private:</text:p>
      <text:p text:style-name="Обычный"><text:s text:c="4"/>Ui::MainWindow *ui;</text:p>
      <text:p text:style-name="Обычный">};</text:p>
      <text:p text:style-name="Обычный">#endif // MAINWINDOW_H</text:p>
      <text:p text:style-name="Обычный"/>
      <text:p text:style-name="Обычный">Файл: BT.h</text:p>
      <text:p text:style-name="Обычный"/>
      <text:p text:style-name="Обычный">#ifndef BT_H</text:p>
      <text:p text:style-name="Обычный">#define BT_H</text:p>
      <text:p text:style-name="Обычный"><text:s/></text:p>
      <text:p text:style-name="Обычный">template &lt;class T&gt;</text:p>
      <text:p text:style-name="Обычный">class BT{</text:p>
      <text:p text:style-name="Обычный">public:</text:p>
      <text:p text:style-name="Обычный"><text:s text:c="4"/>BT() {}</text:p>
      <text:p text:style-name="Обычный"><text:s/></text:p>
      <text:p text:style-name="Обычный"><text:s text:c="4"/>BT(T data) {</text:p>
      <text:p text:style-name="Обычный"><text:s text:c="8"/>this-&gt;data = data;</text:p>
      <text:p text:style-name="Обычный"><text:s text:c="4"/>}</text:p>
      <text:p text:style-name="Обычный"><text:s/></text:p>
      <text:p text:style-name="Обычный"><text:s text:c="4"/>~BT() {</text:p>
      <text:p text:style-name="Обычный"><text:s text:c="8"/>if(left)</text:p>
      <text:p text:style-name="Обычный"><text:s text:c="12"/>delete left;</text:p>
      <text:p text:style-name="Обычный"><text:s text:c="8"/>if(right)</text:p>
      <text:p text:style-name="Обычный"><text:s text:c="12"/>delete right;</text:p>
      <text:p text:style-name="Обычный"><text:s text:c="4"/>}</text:p>
      <text:p text:style-name="Обычный"><text:s/></text:p>
      <text:p text:style-name="Обычный"><text:s text:c="4"/>T returnData() {</text:p>
      <text:p text:style-name="Обычный"><text:s text:c="8"/>return data;</text:p>
      <text:p text:style-name="Обычный"><text:s text:c="4"/>}</text:p>
      <text:p text:style-name="Обычный"><text:s/></text:p>
      <text:p text:style-name="Обычный"><text:s text:c="4"/>int height() {</text:p>
      <text:p text:style-name="Обычный"><text:s text:c="8"/>int left_h = 0;</text:p>
      <text:p text:style-name="Обычный"><text:s text:c="8"/>int right_h = 0;</text:p>
      <text:p text:style-name="Обычный"><text:s text:c="8"/>if(this-&gt;left)</text:p>
      <text:p text:style-name="Обычный"><text:s text:c="12"/>left_h = left-&gt;height();</text:p>
      <text:p text:style-name="Обычный"><text:s text:c="8"/>if(this-&gt;right)</text:p>
      <text:p text:style-name="Обычный"><text:s text:c="12"/>right_h = right-&gt;height();</text:p>
      <text:p text:style-name="Обычный"><text:s text:c="8"/>return left_h&gt;right_h? left_h+1 : right_h+1;</text:p>
      <text:p text:style-name="Обычный"><text:s text:c="4"/>}</text:p>
      <text:p text:style-name="Обычный"><text:s text:c="4"/>BT* left = nullptr;</text:p>
      <text:p text:style-name="Обычный"><text:s text:c="4"/>BT* right = nullptr;</text:p>
      <text:p text:style-name="Обычный">private:</text:p>
      <text:p text:style-name="Обычный"><text:s text:c="4"/>T data;</text:p>
      <text:p text:style-name="Обычный">};</text:p>
      <text:p text:style-name="Обычный"><text:s/></text:p>
      <text:p text:style-name="Обычный">#endif // BT_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2">
      <style:paragraph-properties fo:margin-top="0.0694in" fo:margin-bottom="0.0694in">
        <style:tab-stops>
          <style:tab-stop style:type="left" style:position="-1.6833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 style:parent-style-name="Основнойшрифтабзаца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style:language-asian="ru" style:country-asian="RU" fo:hyphenate="false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 style:parent-style-name="Основнойтекст2_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Гиперссылка" style:display-name="Гиперссылка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style:language-asian="ru" style:country-asian="RU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style:language-asian="ru" style:country-asian="RU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text-properties style:font-name="Helvetica" style:font-name-asian="Times New Roman" style:font-name-complex="Helvetica" fo:color="#000000" style:language-asian="ru" style:country-asian="RU" fo:hyphenate="false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language-asian="ru" style:country-asian="RU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 style:parent-style-name="Основнойшрифтабзаца">
      <style:text-properties style:font-name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style:language-asian="ru" style:country-asian="RU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4">
      <style:paragraph-properties fo:text-align="justify" fo:line-height="120%">
        <style:tab-stops>
          <style:tab-stop style:type="left" style:position="-3.8361in"/>
          <style:tab-stop style:type="left" style:position="-1.7687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4" style:display-name="LFO4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48in"/>
      </style:header-style>
      <style:footer-style>
        <style:header-footer-properties style:dynamic-spacing="true" fo:min-height="0.5076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Forever Alone</dc:creator>
    <meta:creation-date>2020-11-05T09:50:00Z</meta:creation-date>
    <dc:date>2020-11-05T09:50:00Z</dc:date>
    <meta:print-date>2015-07-17T19:06:00Z</meta:print-date>
    <meta:template xlink:href="Normal.dotm" xlink:type="simple"/>
    <meta:editing-cycles>9</meta:editing-cycles>
    <meta:editing-duration>PT0S</meta:editing-duration>
    <meta:document-statistic meta:page-count="1" meta:paragraph-count="17" meta:word-count="1290" meta:character-count="8631" meta:row-count="61" meta:non-whitespace-character-count="7358"/>
  </office:meta>
</office:document-meta>
</file>